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style:font-name="Century Schoolbook L" fo:font-size="24pt" style:text-underline-style="none" fo:font-weight="bold" style:font-size-asian="24pt" style:font-weight-asian="bold" style:font-size-complex="24pt" style:font-weight-complex="bold"/>
    </style:style>
    <style:style style:name="P5" style:family="paragraph">
      <style:text-properties style:font-name="Century Schoolbook L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entury Schoolbook L" fo:font-size="24pt" style:text-underline-style="none" fo:font-weight="bold" style:font-size-asian="24pt" style:font-weight-asian="bold" style:font-size-complex="24pt" style:font-weight-complex="bold"/>
    </style:style>
    <style:style style:name="T3" style:family="text">
      <style:text-properties style:font-name="Century Schoolbook L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1" draw:layer="layout" svg:width="5.334cm" svg:height="4.064cm" svg:x="1.924cm" svg:y="4.0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334cm" svg:height="4.064cm" svg:x="1.416cm" svg:y="4.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334cm" svg:height="4.064cm" svg:x="0.908cm" svg:y="5.07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928cm" svg:height="1.012cm" svg:x="2.536cm" svg:y="6.606cm">
            <draw:text-box>
              <text:p>RGB</text:p>
            </draw:text-box>
          </draw:frame>
        </draw:g>
        <draw:g xml:id="id2" draw:id="id2">
          <draw:custom-shape draw:style-name="gr1" draw:text-style-name="P1" draw:layer="layout" svg:width="1.27cm" svg:height="1.27cm" svg:x="23.054cm" svg:y="4.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4.354cm" svg:y="4.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5.654cm" svg:y="4.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3.054cm" svg:y="5.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4.354cm" svg:y="5.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5.654cm" svg:y="5.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3.054cm" svg:y="7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4.354cm" svg:y="7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5.654cm" svg:y="7.27cm">
            <text:p/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svg:x1="7.258cm" svg:y1="6.602cm" svg:x2="11.522cm" svg:y2="6.602cm" draw:start-shape="id1" draw:start-glue-point="1" svg:d="M7258 6602h4264" svg:viewBox="0 0 4265 1">
          <svg:title>Conversion</svg:title>
          <text:p/>
        </draw:connector>
        <draw:frame draw:style-name="gr2" draw:text-style-name="P2" draw:layer="layout" svg:width="3.473cm" svg:height="1.411cm" svg:x="7.752cm" svg:y="5.086cm">
          <draw:text-box>
            <text:p><text:span text:style-name="T1">Conversion /</text:span></text:p>
            <text:p><text:span text:style-name="T1">Compression</text:span></text:p>
          </draw:text-box>
        </draw:frame>
        <draw:frame draw:style-name="gr2" draw:text-style-name="P2" draw:layer="layout" svg:width="4.438cm" svg:height="0.856cm" svg:x="18.08cm" svg:y="5.632cm">
          <draw:text-box>
            <text:p><text:span text:style-name="T1">Pour chaque plan</text:span></text:p>
          </draw:text-box>
        </draw:frame>
        <draw:frame draw:style-name="gr2" draw:text-style-name="P2" draw:layer="layout" svg:width="3.587cm" svg:height="0.856cm" svg:x="21.336cm" svg:y="9.65cm">
          <draw:text-box>
            <text:p><text:span text:style-name="T1">Quantification</text:span></text:p>
          </draw:text-box>
        </draw:frame>
        <draw:g xml:id="id3" draw:id="id3">
          <draw:custom-shape draw:style-name="gr1" draw:text-style-name="P1" draw:layer="layout" svg:width="1.27cm" svg:height="1.27cm" svg:x="23.054cm" svg:y="11.3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4.354cm" svg:y="11.3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5.654cm" svg:y="11.3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3.054cm" svg:y="12.6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4.354cm" svg:y="12.6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5.654cm" svg:y="12.6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3.054cm" svg:y="13.9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4.354cm" svg:y="13.9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5.654cm" svg:y="13.968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3.829cm" svg:height="0.856cm" svg:x="2.494cm" svg:y="12.408cm">
          <draw:text-box>
            <text:p><text:span text:style-name="T1">Regroupement</text:span></text:p>
          </draw:text-box>
        </draw:frame>
        <draw:g>
          <draw:custom-shape draw:style-name="gr1" draw:text-style-name="P1" draw:layer="layout" svg:width="1.27cm" svg:height="1.27cm" svg:x="1.778cm" svg:y="16.1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3.078cm" svg:y="16.1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4.378cm" svg:y="16.1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.778cm" svg:y="17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3.078cm" svg:y="17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4.378cm" svg:y="17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.778cm" svg:y="18.7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3.078cm" svg:y="18.7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4.378cm" svg:y="18.794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4.768cm" svg:height="0.856cm" svg:x="6.066cm" svg:y="17.262cm">
          <draw:text-box>
            <text:p><text:span text:style-name="T1">Codage entropique</text:span></text:p>
          </draw:text-box>
        </draw:frame>
        <draw:frame draw:style-name="gr2" draw:text-style-name="P2" draw:layer="layout" svg:width="3.524cm" svg:height="0.856cm" svg:x="11.516cm" svg:y="17.762cm">
          <draw:text-box>
            <text:p><text:span text:style-name="T1">011010110…</text:span></text:p>
          </draw:text-box>
        </draw:frame>
        <draw:connector draw:style-name="gr3" draw:text-style-name="P3" draw:layer="layout" svg:x1="17.872cm" svg:y1="6.602cm" svg:x2="23.054cm" svg:y2="6.605cm" draw:end-shape="id2" draw:end-glue-point="3" svg:d="M17872 6602h2328v3h2854" svg:viewBox="0 0 5183 4">
          <text:p/>
        </draw:connector>
        <draw:connector draw:style-name="gr3" draw:text-style-name="P3" draw:layer="layout" svg:x1="24.989cm" svg:y1="8.54cm" svg:x2="24.989cm" svg:y2="11.368cm" draw:start-shape="id2" draw:start-glue-point="2" draw:end-shape="id3" draw:end-glue-point="0" svg:d="M24989 8540v2828" svg:viewBox="0 0 1 2829">
          <text:p/>
        </draw:connector>
        <draw:custom-shape draw:style-name="gr1" draw:text-style-name="P1" xml:id="id4" draw:id="id4" draw:layer="layout" svg:width="1.27cm" svg:height="1.27cm" svg:x="17.364cm" svg:y="11.3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7cm" svg:height="1.27cm" svg:x="13.184cm" svg:y="11.3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32cm" svg:height="0.856cm" svg:x="18.72cm" svg:y="11.057cm">
          <draw:text-box>
            <text:p><text:span text:style-name="T1">Selection de bloc</text:span></text:p>
          </draw:text-box>
        </draw:frame>
        <draw:frame draw:style-name="gr2" draw:text-style-name="P2" draw:layer="layout" svg:width="1.572cm" svg:height="0.856cm" svg:x="14.978cm" svg:y="10.965cm">
          <draw:text-box>
            <text:p><text:span text:style-name="T1">DCT</text:span></text:p>
          </draw:text-box>
        </draw:frame>
        <draw:frame draw:style-name="gr2" draw:text-style-name="P2" draw:layer="layout" svg:width="3.587cm" svg:height="0.856cm" svg:x="9.089cm" svg:y="10.971cm">
          <draw:text-box>
            <text:p><text:span text:style-name="T1">Quantification</text:span></text:p>
          </draw:text-box>
        </draw:frame>
        <draw:custom-shape draw:style-name="gr1" draw:text-style-name="P1" xml:id="id6" draw:id="id6" draw:layer="layout" svg:width="1.27cm" svg:height="1.27cm" svg:x="7.496cm" svg:y="11.311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064cm" svg:y1="11.946cm" svg:x2="18.634cm" svg:y2="11.946cm" draw:end-shape="id4" draw:end-glue-point="1" svg:d="M23064 11946h-4430" svg:viewBox="0 0 4431 1">
          <text:p/>
        </draw:connector>
        <draw:connector draw:style-name="gr3" draw:text-style-name="P3" draw:layer="layout" svg:x1="17.364cm" svg:y1="11.946cm" svg:x2="14.454cm" svg:y2="11.946cm" draw:start-shape="id4" draw:start-glue-point="3" draw:end-shape="id5" draw:end-glue-point="1" svg:d="M17364 11946h-2910" svg:viewBox="0 0 2911 1">
          <text:p/>
        </draw:connector>
        <draw:connector draw:style-name="gr3" draw:text-style-name="P3" draw:layer="layout" svg:x1="13.184cm" svg:y1="11.946cm" svg:x2="8.766cm" svg:y2="11.946cm" draw:start-shape="id5" draw:start-glue-point="3" draw:end-shape="id6" draw:end-glue-point="1" svg:d="M13184 11946h-4418" svg:viewBox="0 0 4419 1">
          <text:p/>
        </draw:connector>
        <draw:custom-shape draw:style-name="gr1" draw:text-style-name="P1" xml:id="id7" draw:id="id7" draw:layer="layout" svg:width="1.27cm" svg:height="1.27cm" svg:x="17.364cm" svg:y="12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27cm" svg:height="1.27cm" svg:x="13.184cm" svg:y="12.7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32cm" svg:height="0.856cm" svg:x="18.72cm" svg:y="12.47cm">
          <draw:text-box>
            <text:p><text:span text:style-name="T1">Selection de bloc</text:span></text:p>
          </draw:text-box>
        </draw:frame>
        <draw:frame draw:style-name="gr2" draw:text-style-name="P2" draw:layer="layout" svg:width="1.572cm" svg:height="0.856cm" svg:x="14.978cm" svg:y="12.378cm">
          <draw:text-box>
            <text:p><text:span text:style-name="T1">DCT</text:span></text:p>
          </draw:text-box>
        </draw:frame>
        <draw:frame draw:style-name="gr2" draw:text-style-name="P2" draw:layer="layout" svg:width="3.587cm" svg:height="0.856cm" svg:x="9.089cm" svg:y="12.384cm">
          <draw:text-box>
            <text:p><text:span text:style-name="T1">Quantification</text:span></text:p>
          </draw:text-box>
        </draw:frame>
        <draw:custom-shape draw:style-name="gr1" draw:text-style-name="P1" xml:id="id9" draw:id="id9" draw:layer="layout" svg:width="1.27cm" svg:height="1.27cm" svg:x="7.496cm" svg:y="12.724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064cm" svg:y1="13.359cm" svg:x2="18.634cm" svg:y2="13.359cm" draw:end-shape="id7" draw:end-glue-point="1" svg:d="M23064 13359h-4430" svg:viewBox="0 0 4431 1">
          <text:p/>
        </draw:connector>
        <draw:connector draw:style-name="gr3" draw:text-style-name="P3" draw:layer="layout" svg:x1="17.364cm" svg:y1="13.359cm" svg:x2="14.454cm" svg:y2="13.359cm" draw:start-shape="id7" draw:start-glue-point="3" draw:end-shape="id8" draw:end-glue-point="1" svg:d="M17364 13359h-2910" svg:viewBox="0 0 2911 1">
          <text:p/>
        </draw:connector>
        <draw:connector draw:style-name="gr3" draw:text-style-name="P3" draw:layer="layout" svg:x1="13.184cm" svg:y1="13.359cm" svg:x2="8.766cm" svg:y2="13.359cm" draw:start-shape="id8" draw:start-glue-point="3" draw:end-shape="id9" draw:end-glue-point="1" svg:d="M13184 13359h-4418" svg:viewBox="0 0 4419 1">
          <text:p/>
        </draw:connector>
        <draw:custom-shape draw:style-name="gr1" draw:text-style-name="P1" xml:id="id10" draw:id="id10" draw:layer="layout" svg:width="1.27cm" svg:height="1.27cm" svg:x="17.364cm" svg:y="14.1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27cm" svg:height="1.27cm" svg:x="13.184cm" svg:y="14.1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32cm" svg:height="0.856cm" svg:x="18.72cm" svg:y="13.87cm">
          <draw:text-box>
            <text:p><text:span text:style-name="T1">Selection de bloc</text:span></text:p>
          </draw:text-box>
        </draw:frame>
        <draw:frame draw:style-name="gr2" draw:text-style-name="P2" draw:layer="layout" svg:width="1.572cm" svg:height="0.856cm" svg:x="14.978cm" svg:y="13.778cm">
          <draw:text-box>
            <text:p><text:span text:style-name="T1">DCT</text:span></text:p>
          </draw:text-box>
        </draw:frame>
        <draw:frame draw:style-name="gr2" draw:text-style-name="P2" draw:layer="layout" svg:width="3.587cm" svg:height="0.856cm" svg:x="9.089cm" svg:y="13.784cm">
          <draw:text-box>
            <text:p><text:span text:style-name="T1">Quantification</text:span></text:p>
          </draw:text-box>
        </draw:frame>
        <draw:custom-shape draw:style-name="gr1" draw:text-style-name="P1" xml:id="id12" draw:id="id12" draw:layer="layout" svg:width="1.27cm" svg:height="1.27cm" svg:x="7.496cm" svg:y="14.124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064cm" svg:y1="14.759cm" svg:x2="18.634cm" svg:y2="14.759cm" draw:end-shape="id10" draw:end-glue-point="1" svg:d="M23064 14759h-4430" svg:viewBox="0 0 4431 1">
          <text:p/>
        </draw:connector>
        <draw:connector draw:style-name="gr3" draw:text-style-name="P3" draw:layer="layout" svg:x1="17.364cm" svg:y1="14.759cm" svg:x2="14.454cm" svg:y2="14.759cm" draw:start-shape="id10" draw:start-glue-point="3" draw:end-shape="id11" draw:end-glue-point="1" svg:d="M17364 14759h-2910" svg:viewBox="0 0 2911 1">
          <text:p/>
        </draw:connector>
        <draw:connector draw:style-name="gr3" draw:text-style-name="P3" draw:layer="layout" svg:x1="13.184cm" svg:y1="14.759cm" svg:x2="8.766cm" svg:y2="14.759cm" draw:start-shape="id11" draw:start-glue-point="3" draw:end-shape="id12" draw:end-glue-point="1" svg:d="M13184 14759h-4418" svg:viewBox="0 0 4419 1">
          <text:p/>
        </draw:connector>
        <draw:connector draw:style-name="gr3" draw:text-style-name="P3" draw:layer="layout" draw:line-skew="-1.857cm" svg:x1="7.477cm" svg:y1="11.985cm" svg:x2="2.413cm" svg:y2="16.224cm" draw:end-shape="id13" draw:end-glue-point="0" svg:d="M7477 11985h-5064v4239" svg:viewBox="0 0 5065 4240">
          <text:p/>
        </draw:connector>
        <draw:connector draw:style-name="gr3" draw:text-style-name="P3" draw:layer="layout" draw:line-skew="-1.15cm" svg:x1="7.477cm" svg:y1="13.398cm" svg:x2="3.713cm" svg:y2="16.224cm" draw:end-shape="id14" draw:end-glue-point="0" svg:d="M7477 13398h-3764v2826" svg:viewBox="0 0 3765 2827">
          <text:p/>
        </draw:connector>
        <draw:connector draw:style-name="gr3" draw:text-style-name="P3" draw:layer="layout" draw:line-skew="-0.45cm" svg:x1="7.477cm" svg:y1="14.798cm" svg:x2="5.013cm" svg:y2="16.224cm" draw:end-shape="id15" draw:end-glue-point="0" svg:d="M7477 14798h-2464v1426" svg:viewBox="0 0 2465 1427">
          <text:p/>
        </draw:connector>
        <draw:custom-shape draw:style-name="gr1" draw:text-style-name="P1" xml:id="id15" draw:id="id15" draw:layer="layout" svg:width="1.27cm" svg:height="1.27cm" svg:x="4.378cm" svg:y="16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27cm" svg:height="1.27cm" svg:x="3.078cm" svg:y="16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27cm" svg:height="1.27cm" svg:x="1.778cm" svg:y="16.224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702cm" svg:y1="18.229cm" svg:x2="11.484cm" svg:y2="18.232cm" svg:d="M5702 18229h2891v3h2891" svg:viewBox="0 0 5783 4">
          <text:p/>
        </draw:connector>
        <draw:frame draw:style-name="gr2" draw:text-style-name="P4" draw:layer="layout" svg:width="12.604cm" svg:height="1.47cm" svg:x="7.806cm" svg:y="0.508cm">
          <draw:text-box>
            <text:p><text:span text:style-name="T2">Algorithme de compression</text:span></text:p>
          </draw:text-box>
        </draw:frame>
        <draw:frame draw:style-name="gr2" draw:text-style-name="P5" draw:layer="layout" svg:width="6.11cm" svg:height="0.987cm" svg:x="21.336cm" svg:y="19.458cm">
          <draw:text-box>
            <text:p><text:span text:style-name="T3">- GAUTHIER Silvère -</text:span></text:p>
          </draw:text-box>
        </draw:frame>
        <draw:g>
          <draw:custom-shape draw:style-name="gr4" draw:text-style-name="P1" draw:layer="layout" svg:width="3.098cm" svg:height="2.494cm" svg:x="14.766cm" svg:y="4.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098cm" svg:height="2.494cm" svg:x="14.266cm" svg:y="4.5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5.334cm" svg:height="4.064cm" svg:x="11.522cm" svg:y="5.078cm">
            <text:p text:style-name="P1">YCrCb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09:28:57.549515824</meta:creation-date>
    <dc:date>2014-10-18T10:45:47.665634423</dc:date>
    <meta:editing-duration>PT8M11S</meta:editing-duration>
    <meta:editing-cycles>3</meta:editing-cycles>
    <meta:generator>LibreOffice/4.2.6.3$Linux_X86_64 LibreOffice_project/420m0$Build-3</meta:generator>
    <meta:document-statistic meta:object-count="107"/>
  </office:meta>
</office:document-meta>
</file>